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36a4"/>
    </style:style>
    <style:style style:name="P2" style:family="paragraph" style:parent-style-name="Standard">
      <style:text-properties officeooo:rsid="001636a4" officeooo:paragraph-rsid="001636a4"/>
    </style:style>
    <style:style style:name="P3" style:family="paragraph" style:parent-style-name="Standard">
      <style:text-properties officeooo:rsid="00172a34" officeooo:paragraph-rsid="00172a34"/>
    </style:style>
    <style:style style:name="P4" style:family="paragraph" style:parent-style-name="Subtitle">
      <style:text-properties officeooo:rsid="001636a4" officeooo:paragraph-rsid="001636a4"/>
    </style:style>
    <style:style style:name="P5" style:family="paragraph" style:parent-style-name="Standard" style:list-style-name="L2">
      <style:text-properties officeooo:rsid="001636a4" officeooo:paragraph-rsid="001636a4"/>
    </style:style>
    <style:style style:name="P6" style:family="paragraph" style:parent-style-name="Standard" style:list-style-name="L2">
      <style:text-properties officeooo:rsid="00172a34" officeooo:paragraph-rsid="00172a34"/>
    </style:style>
    <style:style style:name="P7" style:family="paragraph" style:parent-style-name="Standard" style:list-style-name="L3">
      <style:text-properties officeooo:rsid="00172a34" officeooo:paragraph-rsid="00172a34"/>
    </style:style>
    <style:style style:name="P8" style:family="paragraph" style:parent-style-name="Standard" style:list-style-name="L3">
      <style:text-properties officeooo:rsid="0018bb22" officeooo:paragraph-rsid="0020d072"/>
    </style:style>
    <style:style style:name="P9" style:family="paragraph" style:parent-style-name="Standard" style:list-style-name="L3">
      <style:text-properties fo:font-style="normal" officeooo:rsid="0018bb22" officeooo:paragraph-rsid="0018bb22" style:font-style-asian="normal" style:font-style-complex="normal"/>
    </style:style>
    <style:style style:name="P10" style:family="paragraph" style:parent-style-name="Standard" style:list-style-name="L3">
      <style:text-properties fo:font-style="normal" officeooo:rsid="0020d072" officeooo:paragraph-rsid="0020d072" style:font-style-asian="normal" style:font-style-complex="normal"/>
    </style:style>
    <style:style style:name="P11" style:family="paragraph" style:parent-style-name="Standard" style:list-style-name="L3">
      <style:text-properties fo:font-style="normal" officeooo:rsid="00220184" officeooo:paragraph-rsid="00220184" style:font-style-asian="normal" style:font-style-complex="normal"/>
    </style:style>
    <style:style style:name="P12" style:family="paragraph" style:parent-style-name="Standard">
      <style:text-properties officeooo:paragraph-rsid="0020d072"/>
    </style:style>
    <style:style style:name="P13" style:family="paragraph" style:parent-style-name="Standard" style:list-style-name="L6">
      <style:text-properties officeooo:paragraph-rsid="0020d072"/>
    </style:style>
    <style:style style:name="P14" style:family="paragraph" style:parent-style-name="Standard" style:list-style-name="L3">
      <style:text-properties officeooo:rsid="0020d072" officeooo:paragraph-rsid="0020d072"/>
    </style:style>
    <style:style style:name="P15" style:family="paragraph" style:parent-style-name="Text_20_body" style:list-style-name="L1">
      <style:text-properties officeooo:paragraph-rsid="001636a4"/>
    </style:style>
    <style:style style:name="T1" style:family="text">
      <style:text-properties officeooo:rsid="001636a4"/>
    </style:style>
    <style:style style:name="T2" style:family="text">
      <style:text-properties officeooo:rsid="0018bb2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bb22" style:font-style-asian="italic" style:font-style-complex="italic"/>
    </style:style>
    <style:style style:name="T5" style:family="text">
      <style:text-properties fo:font-style="italic" officeooo:rsid="0020d072" style:font-style-asian="italic" style:font-style-complex="italic"/>
    </style:style>
    <style:style style:name="T6" style:family="text">
      <style:text-properties fo:font-style="italic" officeooo:rsid="00220184" style:font-style-asian="italic" style:font-style-complex="italic"/>
    </style:style>
    <style:style style:name="T7" style:family="text">
      <style:text-properties officeooo:rsid="001c19bc"/>
    </style:style>
    <style:style style:name="T8" style:family="text">
      <style:text-properties officeooo:rsid="0020d072"/>
    </style:style>
    <style:style style:name="T9" style:family="text">
      <style:text-properties style:text-position="sub 58%" style:font-size-asian="10.5pt"/>
    </style:style>
    <style:style style:name="T10" style:family="text">
      <style:text-properties officeooo:rsid="00220184"/>
    </style:style>
    <style:style style:name="T11" style:family="text">
      <style:text-properties style:text-position="0% 100%" officeooo:rsid="00220184" style:font-size-asian="10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Title">Konspekt lekcji informatyki</text:p>
      <text:p text:style-name="P4">opracował: Szymon Sobiepanek</text:p>
      <text:p text:style-name="P12"><text:span text:style-name="T1">T</text:span>EMAT: <text:s/>Czy mam 1101 lat?</text:p>
      <text:p text:style-name="P1">KLASA: V<text:span text:style-name="T1">II</text:span> </text:p>
      <text:p text:style-name="P1">CZAS: 45 <text:span text:style-name="T1">minut</text:span> </text:p>
      <text:p text:style-name="P1">TREŚCI PROGRAMOWE: </text:p>
      <text:list xml:id="list3116094764" text:style-name="L1">
        <text:list-item>
          <text:p text:style-name="P15">przedstawia sposoby reprezentowania w komputerze wartości logicznych, liczb naturalnych (system binarny), znaków (kody ASCII) i tekstów;</text:p>
        </text:list-item>
      </text:list>
      <text:p text:style-name="P1"><text:span text:style-name="T8">CEL: Poznanie systemu binarnego w kontekście systemów pozycyjnych i ich wykorzystanie w informatyce</text:span></text:p>
      <text:p text:style-name="P1">CELE OPERACYJNE LEKCJI:</text:p>
      <text:p text:style-name="P2">Uczeń</text:p>
      <text:list xml:id="list3891531821" text:style-name="L2">
        <text:list-item>
          <text:p text:style-name="P5">zna <text:span text:style-name="T8">pojęcie systemu pozycyjnego</text:span></text:p>
        </text:list-item>
        <text:list-item>
          <text:p text:style-name="P5"><text:span text:style-name="T8">w</text:span>ie jakich systemów pozycyjnych używa się w informatyce</text:p>
        </text:list-item>
        <text:list-item>
          <text:p text:style-name="P5"><text:span text:style-name="T8">u</text:span>miem zamienić liczbę w systemie dziesiętnym na liczbę w systemie binarnym</text:p>
        </text:list-item>
        <text:list-item>
          <text:p text:style-name="P6">umie zastosować zmienne i parametry w programi<text:span text:style-name="T2">e</text:span> Scratch</text:p>
        </text:list-item>
      </text:list>
      <text:p text:style-name="P1">METODY PRACY: wykład połączony z pokazem, <text:span text:style-name="T1">indywidualna, </text:span>praca z komputerem. </text:p>
      <text:p text:style-name="P1"><text:span text:style-name="T1">POMOCE DYDAKTYCZNE:</text:span> <text:s/>komputer<text:span text:style-name="T1">y,</text:span> <text:span text:style-name="T1">strona internetowa z zadaniami i przykładami, rzutnik multimedialny do przeprowadzenia pokazu, latarka</text:span></text:p>
      <text:p text:style-name="P1">PLAN LEKCJI:</text:p>
      <text:list xml:id="list1736860342" text:style-name="L3">
        <text:list-item>
          <text:p text:style-name="P7">Przedstawienie cel<text:span text:style-name="T7">i (NaCoBeZu)</text:span> lekcji, <text:span text:style-name="T2">czynności organizacyjne </text:span><text:span text:style-name="T4">(5 minut)</text:span></text:p>
        </text:list-item>
        <text:list-item>
          <text:p text:style-name="P8"><text:span text:style-name="T8">Nauczyciel zapisuje na tablicy następujące napisy:</text:span></text:p>
        </text:list-item>
      </text:list>
      <text:list xml:id="list2947002901" text:style-name="L6">
        <text:list-item>
          <text:list>
            <text:list-item>
              <text:p text:style-name="P13"><text:span text:style-name="T8">1011</text:span></text:p>
            </text:list-item>
            <text:list-item>
              <text:p text:style-name="P13"><text:span text:style-name="T8">data</text:span></text:p>
            </text:list-item>
            <text:list-item>
              <text:p text:style-name="P13"><text:span text:style-name="T8">I</text:span></text:p>
              <text:p text:style-name="P13"><text:span text:style-name="T8">Kolejno prosi o odczytanie zapisów przez klasę. Przy ostatnim sugeruję drugie odczytanie (jeżeli uczniowie zinterpretują zapis jako rzymska jedynkę, podaję odczytanie jaki literę i, bądź odwrotnie). Następnie w odwrotnej kolejności odczytuje data jako angielskie słowo (dane), a potem kolejno odczytuje cyfry w zapisie binarnym. Następnie wprowadza temat lekcji. Przy rozpoczęciu tematu odwołuje się do intuicji uczniów odnoście napięcia lub jego braku (interpretując 1 lub 0) będącego podstawową informacją w zapisie cyfrowym. <text:s/>W celu podpowiedzi uczniom możliwych dwóch stanów możne posłużyć się latarka. Następnie prosi uczniów o wymianę możliwych typów danych przechowywanych prze komputer. (</text:span><text:span text:style-name="T4">1</text:span><text:span text:style-name="T5">0</text:span><text:span text:style-name="T4"> minut)</text:span></text:p>
            </text:list-item>
          </text:list>
        </text:list-item>
      </text:list>
      <text:list xml:id="list223057541153716" text:continue-list="list1736860342" text:style-name="L3">
        <text:list-item>
          <text:p text:style-name="P14">Omówienie systemu <text:span text:style-name="T10">binarnego opierając się na wiedzy o</text:span> system<text:span text:style-name="T10">ie</text:span> dziesiętn<text:span text:style-name="T10">ym</text:span></text:p>
          <text:p text:style-name="P10">Nauczyciel zapisuje liczbę trzycyfrową w systemie dziesiętnym a następnie odwołując się do wiedzy uczniów z matematyki prosi o określenie nazw kolejnych cyfr (jedności, dziesiątek setek). Następnie rozpisuje liczbę jako sumę iloczynów liczb utworzonych z kolejnych cyfr i malejąc kolejnych potęg 10. Następnie rozpisuje na tablicy dodawanie pisemne 999 + 1, pokazując jak kolejne miejsca odpowiadają kolejnym zwielokrotnionym potęgom. Następnie w ten sam sposób omawia system binarny, prosząc o rozpisanie liczby 1011<text:span text:style-name="T9">(2). </text:span><text:span text:style-name="T11">i zapisanie jej w systemie dziesiętnym. Następnie prezentuję odwrotną metodę – zamiany z systemu dziesiętnego na dwójkowy. Zadaniem praktycznym dla uczniów będzie zamiany 215 na system dwójkowy.</text:span> <text:s/><text:span text:style-name="T6">(20 minut)</text:span></text:p>
        </text:list-item>
        <text:list-item>
          <text:p text:style-name="P11">Omówienie zastosowania systemu binarnego w informatyce</text:p>
          <text:p text:style-name="P9"><text:span text:style-name="T10">Nauczyciel pokazuję i omawia table znaków ASCII, podkreślając że nie są to wszystkie możliwe kodowania liter</text:span>. <text:span text:style-name="T10">Następnie pokazuję tabele kolorów z zapisem RGB, tłumacząc, że </text:span><text:soft-page-break/><text:span text:style-name="T10">kolory zapisywane są w komputerze za pomoc liczb i różnych kodowań. Zadaniem praktycznym uczniów w tej części będzie zapisanie swoich inicjałów w kodowaniu ASCII w systemie dwójkowym, a następnie ulubionego koloru w kodowaniu RGB. </text:span><text:span text:style-name="T3">(15 minut)</text:span></text:p>
        </text:list-item>
        <text:list-item>
          <text:p text:style-name="P11">Podsumowanie lekcji</text:p>
          <text:p text:style-name="P11">Przypomnienie uczniom o przyczynach zastosowania systemu binarnego oraz powtórzenie sposobu zapisywania danych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1:24:08.277346455</meta:creation-date>
    <meta:editing-duration>PT21M25S</meta:editing-duration>
    <meta:editing-cycles>4</meta:editing-cycles>
    <meta:generator>LibreOffice/6.0.7.3$Linux_X86_64 LibreOffice_project/00m0$Build-3</meta:generator>
    <dc:date>2019-10-20T22:30:56.841867799</dc:date>
    <meta:document-statistic meta:table-count="0" meta:image-count="0" meta:object-count="0" meta:page-count="2" meta:paragraph-count="29" meta:word-count="425" meta:character-count="3080" meta:non-whitespace-character-count="2689"/>
  </office:meta>
</office:document-meta>
</file>